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Times New Roman" fo:font-size="12pt" style:font-size-asian="12pt" style:font-size-complex="12pt"/>
    </style:style>
    <style:style style:name="P3" style:family="paragraph" style:parent-style-name="Text_20_body" style:list-style-name="L1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Times New Roman" fo:font-size="12pt" style:font-size-asian="12pt" style:font-size-complex="12pt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Times New Roman" fo:font-size="12pt" style:font-size-asian="12pt" style:font-size-complex="12pt"/>
    </style:style>
    <style:style style:name="T1" style:family="text">
      <style:text-properties fo:color="#000000" style:font-name="Times New Roman" fo:font-size="12pt" style:font-size-asian="12pt" style:font-size-complex="12pt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font-size="14pt" fo:letter-spacing="normal" fo:font-style="normal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Если ты, отважный ученик Краннога, не испугался слов великого Грифона и все еще хочешь вступить к нам в Орден, то ты должен знать следующее:</text:p>
      <text:p text:style-name="Standard"><text:span text:style-name="T1"><text:s/></text:span><text:span text:style-name="Emphasis"><text:span text:style-name="T2">Рядовой Стражник, вступивший в Орден Грифона обязуется:</text:span></text:span></text:p>
      <text:p text:style-name="Standard"><text:span text:style-name="Emphasis"><text:span text:style-name="T2"/></text:span></text:p>
      <text:p text:style-name="P1">1. Достойно представлять Орден Грифона и Дом Кранног в магическом Мире.</text:p>
      <text:p text:style-name="P1">2. Уважительно относится к жителям магического мира.</text:p>
      <text:p text:style-name="P1">3. Набирать каждый триместр не менее 250 (для ВУЗа - 120)баллов (Без учета Аргем)</text:p>
      <text:p text:style-name="P1">4. Честно выигрывать и достойно проигрывать дуэли..</text:p>
      <text:list xml:id="list5460184911368137277" text:style-name="L1">
        <text:list-item>
          <text:p text:style-name="P3"><text:span text:style-name="T4">Участвовать в жизни Ордена и Альянса.</text:span></text:p>
        </text:list-item>
      </text:list>
      <text:p text:style-name="P2"><text:span text:style-name="T4"/></text:p>
      <text:p text:style-name="P2"><text:span text:style-name="T4">А так же, помогать ближним своим в любом начинании или деятельности. Быть отважным, сильным, и целеустремленным учеником! Не даром девиз нашего Ордена: </text:span></text:p>
      <text:h text:style-name="P6" text:outline-level="3"><text:span text:style-name="Emphasis"><text:span text:style-name="T5">Логика, смекалка, расчетливость..</text:span></text:span></text:h>
      <text:p text:style-name="P5"><text:span text:style-name="T3"/></text:p>
      <text:p text:style-name="P4"><text:span text:style-name="T3">Подумай хорошо, перед тем как пополнить наши ряды, сможешь ли ты взвалить на свои плечи столь ответственный тяжкий груз?</text:span></text:p>
      <text:p text:style-name="P4"><text:span text:style-name="T3"/></text:p>
      <text:p text:style-name="P4"><text:span text:style-name="T3">Ну а тем, кто до сих пор уверен и хочет стать отважным членом Ордена Грифона, хочу рассказать и о приятном: вся деятельность <text:s/>у нас награждается! А что это за награды и за что они даются, узнаете позже.</text:span></text:p>
      <text:p text:style-name="P4"><text:span text:style-name="T3"/></text:p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0T22:13:53.87</meta:creation-date>
    <meta:document-statistic meta:table-count="0" meta:image-count="0" meta:object-count="0" meta:page-count="1" meta:paragraph-count="11" meta:word-count="158" meta:character-count="997"/>
    <dc:date>2012-08-20T22:25:41.18</dc:date>
    <meta:editing-duration>PT11M49S</meta:editing-duration>
    <meta:editing-cycles>1</meta:editing-cycles>
    <meta:generator>OpenOffice.org/3.4$Win32 OpenOffice.org_project/340m1$Build-9590</meta:generator>
  </office:meta>
</office:document-meta>
</file>